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Hoja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1.677cm"/>
    </style:style>
    <style:style style:name="co4" style:family="table-column">
      <style:table-column-properties fo:break-before="auto" style:column-width="5.034cm"/>
    </style:style>
    <style:style style:name="co5" style:family="table-column">
      <style:table-column-properties fo:break-before="auto" style:column-width="0.42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1.538cm"/>
    </style:style>
    <style:style style:name="co9" style:family="table-column">
      <style:table-column-properties fo:break-before="auto" style:column-width="1.93cm"/>
    </style:style>
    <style:style style:name="co10" style:family="table-column">
      <style:table-column-properties fo:break-before="auto" style:column-width="2.097cm"/>
    </style:style>
    <style:style style:name="ro1" style:family="table-row">
      <style:table-row-properties style:row-height="0.132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67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053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ro10" style:family="table-row">
      <style:table-row-properties style:row-height="0.661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55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padding="0.071cm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fo:border-left="none" fo:padding="0.071cm" fo:border-right="0.06pt solid #000000" style:rotation-align="none" fo:border-top="none"/>
    </style:style>
    <style:style style:name="ce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000000" fo:background-color="#333333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353cm" style:writing-mode="page"/>
    </style:style>
    <style:style style:name="ce10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353cm" style:writing-mode="page"/>
    </style:style>
    <style:style style:name="ce11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</style:style>
    <style:style style:name="ce12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</style:style>
    <style:style style:name="ce13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353cm" style:writing-mode="page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Excel_5f_BuiltIn_5f_Hyperlink" style:data-style-name="N0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6pt solid #000000" fo:background-color="#333333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353cm" style:writing-mode="page"/>
    </style:style>
    <style:style style:name="ce25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353cm" style:writing-mode="page"/>
    </style:style>
    <style:style style:name="ce2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</style:style>
    <style:style style:name="ce27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</style:style>
    <style:style style:name="ce28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353cm" style:writing-mode="page"/>
    </style:style>
    <style:style style:name="ce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353cm" style:writing-mode="page"/>
    </style:style>
    <style:style style:name="ce35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353cm" style:writing-mode="page"/>
    </style:style>
    <style:style style:name="ce36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</style:style>
    <style:style style:name="ce37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</style:style>
    <style:style style:name="ce38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353cm" style:writing-mode="page"/>
    </style:style>
    <style:style style:name="ce39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 style:data-style-name="N11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 style:data-style-name="N4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</style:style>
    <style:style style:name="ce46" style:family="table-cell" style:parent-style-name="Default" style:data-style-name="N4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</style:style>
    <style:style style:name="ce47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8" style:family="table-cell" style:parent-style-name="Default" style:data-style-name="N4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</style:style>
    <style:style style:name="ce49" style:family="table-cell" style:parent-style-name="Default" style:data-style-name="N4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</style:style>
    <style:style style:name="ce50" style:family="table-cell" style:parent-style-name="Default" style:data-style-name="N4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</style:style>
    <style:style style:name="ce51" style:family="table-cell" style:parent-style-name="Default" style:data-style-name="N4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2" style:family="table-cell" style:parent-style-name="Default" style:data-style-name="N4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 style:data-style-name="N119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 style:data-style-name="N4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</style:style>
    <style:style style:name="ce60" style:family="table-cell" style:parent-style-name="Default" style:data-style-name="N4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</style:style>
    <style:style style:name="ce61" style:family="table-cell" style:parent-style-name="Default" style:data-style-name="N4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62" style:family="table-cell" style:parent-style-name="Default" style:data-style-name="N4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 style:data-style-name="N1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.353cm" style:writing-mode="page"/>
    </style:style>
    <style:style style:name="ce67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.353cm" style:writing-mode="page"/>
    </style:style>
    <style:style style:name="ce68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.353cm" style:writing-mode="page"/>
    </style:style>
    <style:style style:name="ce69" style:family="table-cell" style:parent-style-name="Default" style:data-style-name="N1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.353cm" style:writing-mode="page"/>
    </style:style>
    <style:style style:name="ce70" style:family="table-cell" style:parent-style-name="Default" style:data-style-name="N1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.353cm" style:writing-mode="page"/>
    </style:style>
    <style:style style:name="ce71" style:family="table-cell" style:parent-style-name="Default" style:data-style-name="N1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.353cm" style:writing-mode="page"/>
    </style:style>
    <style:style style:name="ce72" style:family="table-cell" style:parent-style-name="Default" style:data-style-name="N1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.353cm" style:writing-mode="page"/>
    </style:style>
    <style:style style:name="ce73" style:family="table-cell" style:parent-style-name="Default" style:data-style-name="N1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.353cm" style:writing-mode="page"/>
    </style:style>
    <style:style style:name="ce74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Euro" style:data-style-name="N120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4">
      <style:table-cell-properties fo:border-bottom="0.06pt solid #000000" style:cell-protect="protected" style:print-content="true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4">
      <style:table-cell-properties style:cell-protect="protected" style:print-content="true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4">
      <style:table-cell-properties fo:border-bottom="none" style:cell-protect="protected" style:print-content="true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10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Euro" style:data-style-name="N120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9" style:family="table-cell" style:parent-style-name="Default" style:data-style-name="N4">
      <style:table-cell-properties fo:border-bottom="none" style:cell-protect="protected" style:print-content="true" style:diagonal-bl-tr="none" style:diagonal-tl-br="none" fo:border-left="0.06pt solid #000000" fo:padding="0.071cm" fo:border-right="0.06pt solid #000000" style:rotation-align="none" fo:border-top="0.06pt solid #000000"/>
    </style:style>
    <style:style style:name="ce90" style:family="table-cell" style:parent-style-name="Default" style:data-style-name="N4">
      <style:table-cell-properties fo:border-bottom="0.06pt solid #000000" style:cell-protect="protected" style:print-content="true" style:diagonal-bl-tr="none" style:diagonal-tl-br="none" fo:border-left="0.06pt solid #000000" fo:padding="0.071cm" fo:border-right="0.06pt solid #000000" style:rotation-align="none" fo:border-top="0.06pt solid #000000"/>
    </style:style>
    <style:style style:name="ce91" style:family="table-cell" style:parent-style-name="Default" style:data-style-name="N4">
      <style:table-cell-properties fo:border-bottom="none" style:cell-protect="protected" style:print-content="true" style:diagonal-bl-tr="none" style:diagonal-tl-br="none" fo:border-left="0.06pt solid #000000" fo:padding="0.071cm" fo:border-right="0.06pt solid #000000" style:rotation-align="none" fo:border-top="none"/>
    </style:style>
    <style:style style:name="ce92" style:family="table-cell" style:parent-style-name="Default" style:data-style-name="N4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cell-protect="protected" style:print-content="true" style:diagonal-bl-tr="none" style:diagonal-tl-br="none" fo:border="none" fo:padding="0.071cm" style:rotation-align="none"/>
    </style:style>
    <style:style style:name="ce9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26cm" svg:stroke-color="#000000" draw:marker-start="Fin_20_de_20_línea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ff" style:text-outline="false" style:text-line-through-styl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otected="true" table:print-ranges="Hoja1.B2:Hoja1.J56">
        <table:table-protection table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7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9" table:number-rows-spanned="1">
            <text:p>PRESUPUESTO</text:p>
          </table:table-cell>
          <table:covered-table-cell table:number-columns-repeated="7" table:style-name="ce20"/>
          <table:covered-table-cell table:style-name="ce85"/>
          <table:table-cell table:number-columns-repeated="1014"/>
        </table:table-row>
        <table:table-row table:style-name="ro3">
          <table:table-cell/>
          <table:table-cell table:style-name="ce4">
            <draw:custom-shape table:end-cell-address="Hoja1.D12" table:end-x="5.01cm" table:end-y="0.158cm" draw:z-index="0" draw:name="Rectángulo 4" draw:style-name="gr1" draw:text-style-name="P1" svg:width="10.602cm" svg:height="5.422cm" svg:x="0.001cm" svg:y="0.2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"/>
          <table:table-cell table:style-name="ce30"/>
          <table:table-cell table:style-name="ce30">
            <draw:custom-shape table:end-cell-address="Hoja1.K9" table:end-x="0.003cm" table:end-y="0.238cm" draw:z-index="1" draw:name="Rectángulo 5" draw:style-name="gr1" draw:text-style-name="P1" svg:width="9.568cm" svg:height="3.571cm" svg:x="0.196cm" svg:y="0.2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30"/>
          <table:table-cell table:style-name="ce55" table:number-columns-repeated="5"/>
          <table:table-cell table:number-columns-repeated="1013"/>
        </table:table-row>
        <table:table-row table:style-name="ro4">
          <table:table-cell/>
          <table:table-cell table:style-name="ce5" table:number-columns-spanned="3" table:number-rows-spanned="1">
            <office:annotation draw:style-name="gr2" draw:text-style-name="P2" svg:width="4.59cm" svg:height="1.06cm" svg:x="11.409cm" svg:y="1.454cm" draw:caption-point-x="1.445cm" draw:caption-point-y="-0.042cm">
              <dc:date>2013-11-06T00:00:00</dc:date>
              <text:p text:style-name="P2"><text:span text:style-name="T1">Espacio para sus datos o logotipo</text:span></text:p>
            </office:annotation>
          </table:table-cell>
          <table:covered-table-cell table:number-columns-repeated="2" table:style-name="ce5"/>
          <table:table-cell table:style-name="ce30"/>
          <table:table-cell table:style-name="ce41" office:value-type="string" calcext:value-type="string">
            <office:annotation draw:style-name="gr2" draw:text-style-name="P2" svg:width="3.078cm" svg:height="0.742cm" svg:x="13.648cm" svg:y="1.454cm" draw:caption-point-x="1.444cm" draw:caption-point-y="-0.042cm">
              <dc:date>2013-11-06T00:00:00</dc:date>
              <text:p text:style-name="P2"><text:span text:style-name="T1">Datos del cliente</text:span></text:p>
            </office:annotation>
            <text:p>Nombre</text:p>
          </table:table-cell>
          <table:table-cell table:style-name="ce56" table:number-columns-spanned="4" table:number-rows-spanned="1"/>
          <table:covered-table-cell table:number-columns-repeated="3" table:style-name="ce56"/>
          <table:table-cell table:style-name="ce55"/>
          <table:table-cell table:number-columns-repeated="1013"/>
        </table:table-row>
        <table:table-row table:style-name="ro5">
          <table:table-cell/>
          <table:table-cell table:style-name="ce5" table:number-columns-spanned="3" table:number-rows-spanned="1"/>
          <table:covered-table-cell table:number-columns-repeated="2" table:style-name="ce5"/>
          <table:table-cell table:style-name="ce30"/>
          <table:table-cell table:style-name="ce41" office:value-type="string" calcext:value-type="string">
            <text:p>Dirección</text:p>
          </table:table-cell>
          <table:table-cell table:style-name="ce56" table:number-columns-spanned="4" table:number-rows-spanned="1"/>
          <table:covered-table-cell table:number-columns-repeated="3" table:style-name="ce56"/>
          <table:table-cell table:style-name="ce55"/>
          <table:table-cell table:number-columns-repeated="1013"/>
        </table:table-row>
        <table:table-row table:style-name="ro5">
          <table:table-cell/>
          <table:table-cell table:style-name="ce5" table:number-columns-spanned="3" table:number-rows-spanned="1"/>
          <table:covered-table-cell table:number-columns-repeated="2" table:style-name="ce5"/>
          <table:table-cell table:style-name="ce30"/>
          <table:table-cell table:style-name="ce41" office:value-type="string" calcext:value-type="string">
            <text:p>Población</text:p>
          </table:table-cell>
          <table:table-cell table:style-name="ce56" table:number-columns-spanned="4" table:number-rows-spanned="1"/>
          <table:covered-table-cell table:number-columns-repeated="3" table:style-name="ce56"/>
          <table:table-cell table:style-name="ce55"/>
          <table:table-cell table:number-columns-repeated="1013"/>
        </table:table-row>
        <table:table-row table:style-name="ro5">
          <table:table-cell/>
          <table:table-cell table:style-name="ce5" table:number-columns-spanned="3" table:number-rows-spanned="1"/>
          <table:covered-table-cell table:number-columns-repeated="2" table:style-name="ce5"/>
          <table:table-cell table:style-name="ce30"/>
          <table:table-cell table:style-name="ce41" office:value-type="string" calcext:value-type="string">
            <text:p>Provincia</text:p>
          </table:table-cell>
          <table:table-cell table:style-name="ce56" table:number-columns-spanned="4" table:number-rows-spanned="1"/>
          <table:covered-table-cell table:number-columns-repeated="3" table:style-name="ce56"/>
          <table:table-cell table:style-name="ce55"/>
          <table:table-cell table:number-columns-repeated="1013"/>
        </table:table-row>
        <table:table-row table:style-name="ro5">
          <table:table-cell/>
          <table:table-cell table:style-name="ce5" table:number-columns-spanned="3" table:number-rows-spanned="1"/>
          <table:covered-table-cell table:number-columns-repeated="2" table:style-name="ce5"/>
          <table:table-cell table:style-name="ce30"/>
          <table:table-cell table:style-name="ce41" office:value-type="string" calcext:value-type="string">
            <text:p>CIF / NIF</text:p>
          </table:table-cell>
          <table:table-cell table:style-name="ce56" table:number-columns-spanned="4" table:number-rows-spanned="1"/>
          <table:covered-table-cell table:number-columns-repeated="3" table:style-name="ce56"/>
          <table:table-cell table:style-name="ce55"/>
          <table:table-cell table:number-columns-repeated="1013"/>
        </table:table-row>
        <table:table-row table:style-name="ro5">
          <table:table-cell/>
          <table:table-cell table:style-name="ce5" table:number-columns-spanned="3" table:number-rows-spanned="1"/>
          <table:covered-table-cell table:number-columns-repeated="2" table:style-name="ce5"/>
          <table:table-cell table:style-name="ce30">
            <draw:custom-shape table:end-cell-address="Hoja1.K12" table:end-x="0.003cm" table:end-y="0.132cm" draw:z-index="2" draw:name="Rectángulo 6" draw:style-name="gr1" draw:text-style-name="P1" svg:width="9.54cm" svg:height="1.56cm" svg:x="0.224cm" svg:y="0.44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2" table:number-columns-spanned="3" table:number-rows-spanned="1"/>
          <table:covered-table-cell table:number-columns-repeated="2" table:style-name="ce42"/>
          <table:table-cell table:style-name="ce77" table:number-columns-spanned="2" table:number-rows-spanned="1"/>
          <table:covered-table-cell table:style-name="ce77"/>
          <table:table-cell table:number-columns-repeated="1014"/>
        </table:table-row>
        <table:table-row table:style-name="ro5">
          <table:table-cell/>
          <table:table-cell table:style-name="ce5" table:number-columns-spanned="3" table:number-rows-spanned="1"/>
          <table:covered-table-cell table:number-columns-repeated="2" table:style-name="ce5"/>
          <table:table-cell table:style-name="ce30"/>
          <table:table-cell table:style-name="ce43" office:value-type="string" calcext:value-type="string" table:number-columns-spanned="3" table:number-rows-spanned="1">
            <text:p>FECHA PRESUPUESTO :</text:p>
          </table:table-cell>
          <table:covered-table-cell table:number-columns-repeated="2" table:style-name="ce43"/>
          <table:table-cell table:style-name="ce78" table:number-columns-spanned="2" table:number-rows-spanned="1"/>
          <table:covered-table-cell table:style-name="ce78"/>
          <table:table-cell table:number-columns-repeated="1014"/>
        </table:table-row>
        <table:table-row table:style-name="ro5">
          <table:table-cell/>
          <table:table-cell table:style-name="ce5" table:number-columns-spanned="3" table:number-rows-spanned="1"/>
          <table:covered-table-cell table:number-columns-repeated="2" table:style-name="ce5"/>
          <table:table-cell table:style-name="ce30"/>
          <table:table-cell table:style-name="ce43" office:value-type="string" calcext:value-type="string">
            <text:p>VALIDEZ :</text:p>
          </table:table-cell>
          <table:table-cell table:style-name="ce57"/>
          <table:table-cell table:style-name="ce64" table:number-columns-spanned="2" table:number-rows-spanned="1"/>
          <table:covered-table-cell table:style-name="ce64"/>
          <table:table-cell table:style-name="ce86" office:value-type="string" calcext:value-type="string">
            <text:p>DIAS</text:p>
          </table:table-cell>
          <table:table-cell table:style-name="ce93"/>
          <table:table-cell table:style-name="ce94"/>
          <table:table-cell table:number-columns-repeated="1012"/>
        </table:table-row>
        <table:table-row table:style-name="ro3">
          <table:table-cell/>
          <table:table-cell table:style-name="ce4" table:number-columns-repeated="2"/>
          <table:table-cell table:style-name="ce30" table:number-columns-repeated="3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4" table:number-rows-spanned="2">
            <text:p>DESCRIPCION</text:p>
          </table:table-cell>
          <table:covered-table-cell table:number-columns-repeated="2" table:style-name="ce21"/>
          <table:covered-table-cell table:style-name="ce32"/>
          <table:table-cell table:style-name="ce6" office:value-type="string" calcext:value-type="string" table:number-columns-spanned="1" table:number-rows-spanned="2">
            <text:p>UNIDADES</text:p>
          </table:table-cell>
          <table:table-cell table:style-name="ce58" office:value-type="string" calcext:value-type="string" table:number-columns-spanned="1" table:number-rows-spanned="2">
            <text:p>PRECIO</text:p>
          </table:table-cell>
          <table:table-cell table:style-name="ce65" office:value-type="string" calcext:value-type="string">
            <text:p>%</text:p>
          </table:table-cell>
          <table:table-cell table:style-name="ce65" office:value-type="string" calcext:value-type="string">
            <text:p>PRECIO</text:p>
          </table:table-cell>
          <table:table-cell table:style-name="ce87" office:value-type="string" calcext:value-type="string" table:number-columns-spanned="1" table:number-rows-spanned="2">
            <text:p>TOTAL</text:p>
          </table:table-cell>
          <table:table-cell table:number-columns-repeated="1014"/>
        </table:table-row>
        <table:table-row table:style-name="ro3">
          <table:table-cell/>
          <table:covered-table-cell table:style-name="ce7"/>
          <table:covered-table-cell table:number-columns-repeated="2" table:style-name="ce22"/>
          <table:covered-table-cell table:style-name="ce33"/>
          <table:covered-table-cell table:style-name="ce44"/>
          <table:covered-table-cell table:style-name="ce7"/>
          <table:table-cell table:number-columns-repeated="2" table:style-name="ce44" office:value-type="string" calcext:value-type="string">
            <text:p>DTO.</text:p>
          </table:table-cell>
          <table:covered-table-cell table:style-name="ce88"/>
          <table:table-cell table:style-name="ce93"/>
          <table:table-cell table:number-columns-repeated="1013"/>
        </table:table-row>
        <table:table-row table:style-name="ro6">
          <table:table-cell/>
          <table:table-cell table:style-name="ce8" table:number-columns-spanned="9" table:number-rows-spanned="1"/>
          <table:covered-table-cell table:number-columns-repeated="7" table:style-name="ce23"/>
          <table:covered-table-cell table:style-name="ce8"/>
          <table:table-cell table:number-columns-repeated="1014"/>
        </table:table-row>
        <table:table-row table:style-name="ro3">
          <table:table-cell table:style-name="ce2"/>
          <table:table-cell table:style-name="ce9" table:number-columns-spanned="4" table:number-rows-spanned="1"/>
          <table:covered-table-cell table:number-columns-repeated="2" table:style-name="ce24"/>
          <table:covered-table-cell table:style-name="ce34"/>
          <table:table-cell table:style-name="ce45" table:number-columns-repeated="2"/>
          <table:table-cell table:style-name="ce66"/>
          <table:table-cell table:style-name="ce79" table:formula="of:=IF([.H16]&lt;&gt;&quot;&quot;;[.G16]-([.G16]*[.H16]);0)" office:value-type="float" office:value="0" calcext:value-type="float">
            <text:p>0,00</text:p>
          </table:table-cell>
          <table:table-cell table:style-name="ce89" table:formula="of:=IF([.I16]=0;[.F16]*[.G16];[.F16]*[.I16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0" table:number-columns-spanned="4" table:number-rows-spanned="1"/>
          <table:covered-table-cell table:number-columns-repeated="2" table:style-name="ce25"/>
          <table:covered-table-cell table:style-name="ce35"/>
          <table:table-cell table:style-name="ce46"/>
          <table:table-cell table:style-name="ce47"/>
          <table:table-cell table:style-name="ce67"/>
          <table:table-cell table:style-name="ce80" table:formula="of:=IF([.H17]&lt;&gt;&quot;&quot;;[.G17]-([.G17]*[.H17]);0)" office:value-type="float" office:value="0" calcext:value-type="float">
            <text:p>0,00</text:p>
          </table:table-cell>
          <table:table-cell table:style-name="ce90" table:formula="of:=IF([.I17]=0;[.F17]*[.G17];[.F17]*[.I17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1" table:number-columns-spanned="4" table:number-rows-spanned="1"/>
          <table:covered-table-cell table:number-columns-repeated="2" table:style-name="ce26"/>
          <table:covered-table-cell table:style-name="ce36"/>
          <table:table-cell table:style-name="ce47"/>
          <table:table-cell table:style-name="ce59"/>
          <table:table-cell table:style-name="ce67"/>
          <table:table-cell table:style-name="ce80" table:formula="of:=IF([.H18]&lt;&gt;&quot;&quot;;[.G18]-([.G18]*[.H18]);0)" office:value-type="float" office:value="0" calcext:value-type="float">
            <text:p>0,00</text:p>
          </table:table-cell>
          <table:table-cell table:style-name="ce90" table:formula="of:=IF([.I18]=0;[.F18]*[.G18];[.F18]*[.I18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0" table:number-columns-spanned="4" table:number-rows-spanned="1"/>
          <table:covered-table-cell table:number-columns-repeated="2" table:style-name="ce25"/>
          <table:covered-table-cell table:style-name="ce35"/>
          <table:table-cell table:style-name="ce48"/>
          <table:table-cell table:style-name="ce47"/>
          <table:table-cell table:style-name="ce68"/>
          <table:table-cell table:style-name="ce80" table:formula="of:=IF([.H19]&lt;&gt;&quot;&quot;;[.G19]-([.G19]*[.H19]);0)" office:value-type="float" office:value="0" calcext:value-type="float">
            <text:p>0,00</text:p>
          </table:table-cell>
          <table:table-cell table:style-name="ce91" table:formula="of:=IF([.I19]=0;[.F19]*[.G19];[.F19]*[.I19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0" table:number-columns-spanned="4" table:number-rows-spanned="1"/>
          <table:covered-table-cell table:number-columns-repeated="2" table:style-name="ce25"/>
          <table:covered-table-cell table:style-name="ce35"/>
          <table:table-cell table:style-name="ce47"/>
          <table:table-cell table:style-name="ce59"/>
          <table:table-cell table:style-name="ce67"/>
          <table:table-cell table:style-name="ce80" table:formula="of:=IF([.H20]&lt;&gt;&quot;&quot;;[.G20]-([.G20]*[.H20]);0)" office:value-type="float" office:value="0" calcext:value-type="float">
            <text:p>0,00</text:p>
          </table:table-cell>
          <table:table-cell table:style-name="ce90" table:formula="of:=IF([.I20]=0;[.F20]*[.G20];[.F20]*[.I20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2" table:number-columns-spanned="4" table:number-rows-spanned="1"/>
          <table:covered-table-cell table:number-columns-repeated="2" table:style-name="ce27"/>
          <table:covered-table-cell table:style-name="ce37"/>
          <table:table-cell table:style-name="ce49"/>
          <table:table-cell table:style-name="ce47"/>
          <table:table-cell table:style-name="ce67"/>
          <table:table-cell table:style-name="ce80" table:formula="of:=IF([.H21]&lt;&gt;&quot;&quot;;[.G21]-([.G21]*[.H21]);0)" office:value-type="float" office:value="0" calcext:value-type="float">
            <text:p>0,00</text:p>
          </table:table-cell>
          <table:table-cell table:style-name="ce90" table:formula="of:=IF([.I21]=0;[.F21]*[.G21];[.F21]*[.I21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2" table:number-columns-spanned="4" table:number-rows-spanned="1"/>
          <table:covered-table-cell table:number-columns-repeated="2" table:style-name="ce27"/>
          <table:covered-table-cell table:style-name="ce37"/>
          <table:table-cell table:style-name="ce50" table:number-columns-repeated="2"/>
          <table:table-cell table:style-name="ce69"/>
          <table:table-cell table:style-name="ce80" table:formula="of:=IF([.H22]&lt;&gt;&quot;&quot;;[.G22]-([.G22]*[.H22]);0)" office:value-type="float" office:value="0" calcext:value-type="float">
            <text:p>0,00</text:p>
          </table:table-cell>
          <table:table-cell table:style-name="ce90" table:formula="of:=IF([.I22]=0;[.F22]*[.G22];[.F22]*[.I22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1" table:number-columns-spanned="4" table:number-rows-spanned="1"/>
          <table:covered-table-cell table:number-columns-repeated="2" table:style-name="ce26"/>
          <table:covered-table-cell table:style-name="ce36"/>
          <table:table-cell table:style-name="ce47"/>
          <table:table-cell table:style-name="ce60"/>
          <table:table-cell table:style-name="ce67"/>
          <table:table-cell table:style-name="ce80" table:formula="of:=IF([.H23]&lt;&gt;&quot;&quot;;[.G23]-([.G23]*[.H23]);0)" office:value-type="float" office:value="0" calcext:value-type="float">
            <text:p>0,00</text:p>
          </table:table-cell>
          <table:table-cell table:style-name="ce90" table:formula="of:=IF([.I23]=0;[.F23]*[.G23];[.F23]*[.I23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0" table:number-columns-spanned="4" table:number-rows-spanned="1"/>
          <table:covered-table-cell table:number-columns-repeated="2" table:style-name="ce25"/>
          <table:covered-table-cell table:style-name="ce35"/>
          <table:table-cell table:style-name="ce47" table:number-columns-repeated="2"/>
          <table:table-cell table:style-name="ce67"/>
          <table:table-cell table:style-name="ce80" table:formula="of:=IF([.H24]&lt;&gt;&quot;&quot;;[.G24]-([.G24]*[.H24]);0)" office:value-type="float" office:value="0" calcext:value-type="float">
            <text:p>0,00</text:p>
          </table:table-cell>
          <table:table-cell table:style-name="ce90" table:formula="of:=IF([.I24]=0;[.F24]*[.G24];[.F24]*[.I24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2" table:number-columns-spanned="4" table:number-rows-spanned="1"/>
          <table:covered-table-cell table:number-columns-repeated="2" table:style-name="ce27"/>
          <table:covered-table-cell table:style-name="ce37"/>
          <table:table-cell table:style-name="ce50" table:number-columns-repeated="2"/>
          <table:table-cell table:style-name="ce69"/>
          <table:table-cell table:style-name="ce80" table:formula="of:=IF([.H25]&lt;&gt;&quot;&quot;;[.G25]-([.G25]*[.H25]);0)" office:value-type="float" office:value="0" calcext:value-type="float">
            <text:p>0,00</text:p>
          </table:table-cell>
          <table:table-cell table:style-name="ce90" table:formula="of:=IF([.I25]=0;[.F25]*[.G25];[.F25]*[.I25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2" table:number-columns-spanned="4" table:number-rows-spanned="1"/>
          <table:covered-table-cell table:number-columns-repeated="2" table:style-name="ce27"/>
          <table:covered-table-cell table:style-name="ce37"/>
          <table:table-cell table:style-name="ce48" table:number-columns-repeated="2"/>
          <table:table-cell table:style-name="ce70"/>
          <table:table-cell table:style-name="ce80" table:formula="of:=IF([.H26]&lt;&gt;&quot;&quot;;[.G26]-([.G26]*[.H26]);0)" office:value-type="float" office:value="0" calcext:value-type="float">
            <text:p>0,00</text:p>
          </table:table-cell>
          <table:table-cell table:style-name="ce90" table:formula="of:=IF([.I26]=0;[.F26]*[.G26];[.F26]*[.I26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1" table:number-columns-spanned="4" table:number-rows-spanned="1"/>
          <table:covered-table-cell table:number-columns-repeated="2" table:style-name="ce26"/>
          <table:covered-table-cell table:style-name="ce36"/>
          <table:table-cell table:style-name="ce48"/>
          <table:table-cell table:style-name="ce47"/>
          <table:table-cell table:style-name="ce70"/>
          <table:table-cell table:style-name="ce80" table:formula="of:=IF([.H27]&lt;&gt;&quot;&quot;;[.G27]-([.G27]*[.H27]);0)" office:value-type="float" office:value="0" calcext:value-type="float">
            <text:p>0,00</text:p>
          </table:table-cell>
          <table:table-cell table:style-name="ce90" table:formula="of:=IF([.I27]=0;[.F27]*[.G27];[.F27]*[.I27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0" table:number-columns-spanned="4" table:number-rows-spanned="1"/>
          <table:covered-table-cell table:number-columns-repeated="2" table:style-name="ce25"/>
          <table:covered-table-cell table:style-name="ce35"/>
          <table:table-cell table:style-name="ce48"/>
          <table:table-cell table:style-name="ce47"/>
          <table:table-cell table:style-name="ce70"/>
          <table:table-cell table:style-name="ce80" table:formula="of:=IF([.H28]&lt;&gt;&quot;&quot;;[.G28]-([.G28]*[.H28]);0)" office:value-type="float" office:value="0" calcext:value-type="float">
            <text:p>0,00</text:p>
          </table:table-cell>
          <table:table-cell table:style-name="ce90" table:formula="of:=IF([.I28]=0;[.F28]*[.G28];[.F28]*[.I28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0" table:number-columns-spanned="4" table:number-rows-spanned="1"/>
          <table:covered-table-cell table:number-columns-repeated="2" table:style-name="ce25"/>
          <table:covered-table-cell table:style-name="ce35"/>
          <table:table-cell table:style-name="ce51" table:number-columns-repeated="2"/>
          <table:table-cell table:style-name="ce71"/>
          <table:table-cell table:style-name="ce80" table:formula="of:=IF([.H29]&lt;&gt;&quot;&quot;;[.G29]-([.G29]*[.H29]);0)" office:value-type="float" office:value="0" calcext:value-type="float">
            <text:p>0,00</text:p>
          </table:table-cell>
          <table:table-cell table:style-name="ce90" table:formula="of:=IF([.I29]=0;[.F29]*[.G29];[.F29]*[.I29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1" table:number-columns-spanned="4" table:number-rows-spanned="1"/>
          <table:covered-table-cell table:number-columns-repeated="2" table:style-name="ce26"/>
          <table:covered-table-cell table:style-name="ce36"/>
          <table:table-cell table:style-name="ce51" table:number-columns-repeated="2"/>
          <table:table-cell table:style-name="ce71"/>
          <table:table-cell table:style-name="ce80" table:formula="of:=IF([.H30]&lt;&gt;&quot;&quot;;[.G30]-([.G30]*[.H30]);0)" office:value-type="float" office:value="0" calcext:value-type="float">
            <text:p>0,00</text:p>
          </table:table-cell>
          <table:table-cell table:style-name="ce90" table:formula="of:=IF([.I30]=0;[.F30]*[.G30];[.F30]*[.I30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0" table:number-columns-spanned="4" table:number-rows-spanned="1"/>
          <table:covered-table-cell table:number-columns-repeated="2" table:style-name="ce25"/>
          <table:covered-table-cell table:style-name="ce35"/>
          <table:table-cell table:style-name="ce48"/>
          <table:table-cell table:style-name="ce47"/>
          <table:table-cell table:style-name="ce70"/>
          <table:table-cell table:style-name="ce80" table:formula="of:=IF([.H31]&lt;&gt;&quot;&quot;;[.G31]-([.G31]*[.H31]);0)" office:value-type="float" office:value="0" calcext:value-type="float">
            <text:p>0,00</text:p>
          </table:table-cell>
          <table:table-cell table:style-name="ce90" table:formula="of:=IF([.I31]=0;[.F31]*[.G31];[.F31]*[.I31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2" table:number-columns-spanned="4" table:number-rows-spanned="1"/>
          <table:covered-table-cell table:number-columns-repeated="2" table:style-name="ce27"/>
          <table:covered-table-cell table:style-name="ce37"/>
          <table:table-cell table:style-name="ce48"/>
          <table:table-cell table:style-name="ce47"/>
          <table:table-cell table:style-name="ce70"/>
          <table:table-cell table:style-name="ce80" table:formula="of:=IF([.H32]&lt;&gt;&quot;&quot;;[.G32]-([.G32]*[.H32]);0)" office:value-type="float" office:value="0" calcext:value-type="float">
            <text:p>0,00</text:p>
          </table:table-cell>
          <table:table-cell table:style-name="ce90" table:formula="of:=IF([.I32]=0;[.F32]*[.G32];[.F32]*[.I32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1" table:number-columns-spanned="4" table:number-rows-spanned="1"/>
          <table:covered-table-cell table:number-columns-repeated="2" table:style-name="ce26"/>
          <table:covered-table-cell table:style-name="ce36"/>
          <table:table-cell table:style-name="ce48"/>
          <table:table-cell table:style-name="ce47"/>
          <table:table-cell table:style-name="ce67"/>
          <table:table-cell table:style-name="ce80" table:formula="of:=IF([.H33]&lt;&gt;&quot;&quot;;[.G33]-([.G33]*[.H33]);0)" office:value-type="float" office:value="0" calcext:value-type="float">
            <text:p>0,00</text:p>
          </table:table-cell>
          <table:table-cell table:style-name="ce90" table:formula="of:=IF([.I33]=0;[.F33]*[.G33];[.F33]*[.I33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0" table:number-columns-spanned="4" table:number-rows-spanned="1"/>
          <table:covered-table-cell table:number-columns-repeated="2" table:style-name="ce25"/>
          <table:covered-table-cell table:style-name="ce35"/>
          <table:table-cell table:style-name="ce48"/>
          <table:table-cell table:style-name="ce47"/>
          <table:table-cell table:style-name="ce67"/>
          <table:table-cell table:style-name="ce80" table:formula="of:=IF([.H34]&lt;&gt;&quot;&quot;;[.G34]-([.G34]*[.H34]);0)" office:value-type="float" office:value="0" calcext:value-type="float">
            <text:p>0,00</text:p>
          </table:table-cell>
          <table:table-cell table:style-name="ce90" table:formula="of:=IF([.I34]=0;[.F34]*[.G34];[.F34]*[.I34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2" table:number-columns-spanned="4" table:number-rows-spanned="1"/>
          <table:covered-table-cell table:number-columns-repeated="2" table:style-name="ce27"/>
          <table:covered-table-cell table:style-name="ce37"/>
          <table:table-cell table:style-name="ce48"/>
          <table:table-cell table:style-name="ce47"/>
          <table:table-cell table:style-name="ce67"/>
          <table:table-cell table:style-name="ce80" table:formula="of:=IF([.H35]&lt;&gt;&quot;&quot;;[.G35]-([.G35]*[.H35]);0)" office:value-type="float" office:value="0" calcext:value-type="float">
            <text:p>0,00</text:p>
          </table:table-cell>
          <table:table-cell table:style-name="ce90" table:formula="of:=IF([.I35]=0;[.F35]*[.G35];[.F35]*[.I35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2" table:number-columns-spanned="4" table:number-rows-spanned="1"/>
          <table:covered-table-cell table:number-columns-repeated="2" table:style-name="ce27"/>
          <table:covered-table-cell table:style-name="ce37"/>
          <table:table-cell table:style-name="ce48"/>
          <table:table-cell table:style-name="ce47"/>
          <table:table-cell table:style-name="ce67"/>
          <table:table-cell table:style-name="ce80" table:formula="of:=IF([.H36]&lt;&gt;&quot;&quot;;[.G36]-([.G36]*[.H36]);0)" office:value-type="float" office:value="0" calcext:value-type="float">
            <text:p>0,00</text:p>
          </table:table-cell>
          <table:table-cell table:style-name="ce90" table:formula="of:=IF([.I36]=0;[.F36]*[.G36];[.F36]*[.I36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1" table:number-columns-spanned="4" table:number-rows-spanned="1"/>
          <table:covered-table-cell table:number-columns-repeated="2" table:style-name="ce26"/>
          <table:covered-table-cell table:style-name="ce36"/>
          <table:table-cell table:style-name="ce47" table:number-columns-repeated="2"/>
          <table:table-cell table:style-name="ce67"/>
          <table:table-cell table:style-name="ce80" table:formula="of:=IF([.H37]&lt;&gt;&quot;&quot;;[.G37]-([.G37]*[.H37]);0)" office:value-type="float" office:value="0" calcext:value-type="float">
            <text:p>0,00</text:p>
          </table:table-cell>
          <table:table-cell table:style-name="ce90" table:formula="of:=IF([.I37]=0;[.F37]*[.G37];[.F37]*[.I37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0" table:number-columns-spanned="4" table:number-rows-spanned="1"/>
          <table:covered-table-cell table:number-columns-repeated="2" table:style-name="ce25"/>
          <table:covered-table-cell table:style-name="ce35"/>
          <table:table-cell table:style-name="ce51" table:number-columns-repeated="2"/>
          <table:table-cell table:style-name="ce72"/>
          <table:table-cell table:style-name="ce80" table:formula="of:=IF([.H38]&lt;&gt;&quot;&quot;;[.G38]-([.G38]*[.H38]);0)" office:value-type="float" office:value="0" calcext:value-type="float">
            <text:p>0,00</text:p>
          </table:table-cell>
          <table:table-cell table:style-name="ce90" table:formula="of:=IF([.I38]=0;[.F38]*[.G38];[.F38]*[.I38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0" table:number-columns-spanned="4" table:number-rows-spanned="1"/>
          <table:covered-table-cell table:number-columns-repeated="2" table:style-name="ce25"/>
          <table:covered-table-cell table:style-name="ce35"/>
          <table:table-cell table:style-name="ce51"/>
          <table:table-cell table:style-name="ce47"/>
          <table:table-cell table:style-name="ce67"/>
          <table:table-cell table:style-name="ce80" table:formula="of:=IF([.H39]&lt;&gt;&quot;&quot;;[.G39]-([.G39]*[.H39]);0)" office:value-type="float" office:value="0" calcext:value-type="float">
            <text:p>0,00</text:p>
          </table:table-cell>
          <table:table-cell table:style-name="ce91" table:formula="of:=IF([.I39]=0;[.F39]*[.G39];[.F39]*[.I39])" office:value-type="float" office:value="0" calcext:value-type="float">
            <text:p>0,0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10" table:number-columns-spanned="4" table:number-rows-spanned="1"/>
          <table:covered-table-cell table:number-columns-repeated="2" table:style-name="ce25"/>
          <table:covered-table-cell table:style-name="ce35"/>
          <table:table-cell table:style-name="ce51"/>
          <table:table-cell table:style-name="ce61"/>
          <table:table-cell table:style-name="ce72"/>
          <table:table-cell table:style-name="ce80" table:formula="of:=IF([.H40]&lt;&gt;&quot;&quot;;[.G40]-([.G40]*[.H40]);0)" office:value-type="float" office:value="0" calcext:value-type="float">
            <text:p>0,00</text:p>
          </table:table-cell>
          <table:table-cell table:style-name="ce90" table:formula="of:=IF([.I40]=0;[.F40]*[.G40];[.F40]*[.I40])" office:value-type="float" office:value="0" calcext:value-type="float">
            <text:p>0,00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3" table:number-columns-spanned="4" table:number-rows-spanned="1"/>
          <table:covered-table-cell table:number-columns-repeated="2" table:style-name="ce28"/>
          <table:covered-table-cell table:style-name="ce38"/>
          <table:table-cell table:style-name="ce52"/>
          <table:table-cell table:style-name="ce62"/>
          <table:table-cell table:style-name="ce73"/>
          <table:table-cell table:style-name="ce81" table:formula="of:=IF([.H41]&lt;&gt;&quot;&quot;;[.G41]-([.G41]*[.H41]);0)" office:value-type="float" office:value="0" calcext:value-type="float">
            <text:p>0,00</text:p>
          </table:table-cell>
          <table:table-cell table:style-name="ce91" table:formula="of:=IF([.I41]=0;[.F41]*[.G41];[.F41]*[.I41])" office:value-type="float" office:value="0" calcext:value-type="float">
            <text:p>0,00</text:p>
          </table:table-cell>
          <table:table-cell table:number-columns-repeated="1014"/>
        </table:table-row>
        <table:table-row table:style-name="ro8">
          <table:table-cell table:number-columns-repeated="7"/>
          <table:table-cell table:style-name="ce74" office:value-type="string" calcext:value-type="string" table:number-columns-spanned="2" table:number-rows-spanned="1">
            <text:p>TOTAL BRUTO</text:p>
          </table:table-cell>
          <table:covered-table-cell table:style-name="ce82"/>
          <table:table-cell table:style-name="ce92" table:formula="of:=SUM([.J16:.J41])" office:value-type="float" office:value="0" calcext:value-type="float">
            <text:p>0,00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6"/>
          <table:table-cell table:style-name="ce63" office:value-type="string" calcext:value-type="string" table:number-columns-spanned="2" table:number-rows-spanned="1">
            <text:p>I.V.A. %</text:p>
          </table:table-cell>
          <table:covered-table-cell table:style-name="ce75"/>
          <table:table-cell table:style-name="ce83">
            <office:annotation draw:style-name="gr2" draw:text-style-name="P2" svg:width="2.322cm" svg:height="1.271cm" svg:x="16.418cm" svg:y="19.135cm" draw:caption-point-x="4.1cm" draw:caption-point-y="1.57cm">
              <dc:date>2013-11-06T00:00:00</dc:date>
              <text:p text:style-name="P2"><text:span text:style-name="T1">Introduzca el % de IVA</text:span></text:p>
              <text:p text:style-name="P2"><text:span text:style-name="T1"/></text:p>
            </office:annotation>
          </table:table-cell>
          <table:table-cell table:style-name="ce92" table:formula="of:=+[.J42]*[.I44]" office:value-type="float" office:value="0" calcext:value-type="float">
            <text:p>0,00</text:p>
          </table:table-cell>
          <table:table-cell table:number-columns-repeated="1014"/>
        </table:table-row>
        <table:table-row table:style-name="ro8">
          <table:table-cell table:number-columns-repeated="6"/>
          <table:table-cell table:style-name="ce63" office:value-type="string" calcext:value-type="string" table:number-columns-spanned="2" table:number-rows-spanned="1">
            <text:p>Rec. Equiv. %</text:p>
          </table:table-cell>
          <table:covered-table-cell table:style-name="ce75"/>
          <table:table-cell table:style-name="ce83">
            <office:annotation draw:style-name="gr2" draw:text-style-name="P2" svg:width="2.742cm" svg:height="1.772cm" svg:x="16.418cm" svg:y="19.557cm" draw:caption-point-x="4.1cm" draw:caption-point-y="1.73cm">
              <dc:date>2013-11-06T00:00:00</dc:date>
              <text:p text:style-name="P2"><text:span text:style-name="T1">Introduzca el % del Recargo de Equivalencia si es necesario</text:span></text:p>
            </office:annotation>
          </table:table-cell>
          <table:table-cell table:style-name="ce92" table:formula="of:=+[.J42]*[.I45]" office:value-type="float" office:value="0" calcext:value-type="float">
            <text:p>0,00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9">
          <table:table-cell table:number-columns-repeated="3"/>
          <table:table-cell table:style-name="ce31" office:value-type="string" calcext:value-type="string" table:number-columns-spanned="4" table:number-rows-spanned="1">
            <text:p>TOTAL PRESUPUESTO</text:p>
          </table:table-cell>
          <table:covered-table-cell table:number-columns-repeated="3" table:style-name="ce39"/>
          <table:table-cell table:style-name="ce76" table:formula="of:=+[.J42]+[.J44]+[.J45]" office:value-type="currency" office:currency="EUR" office:value="0" calcext:value-type="currency" table:number-columns-spanned="3" table:number-rows-spanned="1">
            <text:p>0,00 €</text:p>
          </table:table-cell>
          <table:covered-table-cell table:style-name="ce84"/>
          <table:covered-table-cell table:style-name="ce76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14" office:value-type="string" calcext:value-type="string">
            <text:p>Forma de pago :</text:p>
            <draw:custom-shape table:end-cell-address="Hoja1.K50" table:end-x="0.003cm" table:end-y="0.026cm" draw:z-index="5" draw:name="Rectángulo 10" draw:style-name="gr1" draw:text-style-name="P1" svg:width="20.391cm" svg:height="0.687cm" svg:x="0.001cm" svg:y="-0.0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29" table:number-columns-spanned="8" table:number-rows-spanned="1">
            <office:annotation draw:style-name="gr2" draw:text-style-name="P2" svg:width="3.722cm" svg:height="1.958cm" svg:x="21.171cm" svg:y="23.182cm" draw:caption-point-x="1.444cm" draw:caption-point-y="0.275cm">
              <dc:date>2013-11-06T00:00:00</dc:date>
              <text:p text:style-name="P2"><text:span text:style-name="T1">Indique :</text:span></text:p>
              <text:p text:style-name="P2"><text:span text:style-name="T1">Efectivo, cheque, transferencia, tarjeta de crédito ...</text:span></text:p>
            </office:annotation>
          </table:table-cell>
          <table:covered-table-cell table:number-columns-repeated="7" table:style-name="ce29"/>
          <table:table-cell table:number-columns-repeated="1014"/>
        </table:table-row>
        <table:table-row table:style-name="ro3">
          <table:table-cell/>
          <table:table-cell table:style-name="ce15" table:number-columns-repeated="9"/>
          <table:table-cell table:number-columns-repeated="1014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Nombre, apellidos y firma de la persona que confecciona el presupuesto.</text:p>
            <draw:custom-shape table:end-cell-address="Hoja1.D56" table:end-x="5.035cm" table:end-y="0.451cm" draw:z-index="3" draw:name="Rectángulo 8" draw:style-name="gr1" draw:text-style-name="P1" svg:width="10.627cm" svg:height="2.699cm" svg:x="0.001cm" svg:y="-0.0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number-columns-repeated="2" table:style-name="ce16"/>
          <table:table-cell table:style-name="ce15"/>
          <table:table-cell table:style-name="ce53" office:value-type="string" calcext:value-type="string" table:number-columns-spanned="5" table:number-rows-spanned="1">
            <text:p>ACEPTO EL PRESUPUESTO.<text:span text:style-name="T3"> Nombre, apellidos y firma del cliente.</text:span></text:p>
            <draw:custom-shape table:end-cell-address="Hoja1.K56" table:end-x="0.003cm" table:end-y="0.451cm" draw:z-index="4" draw:name="Rectángulo 9" draw:style-name="gr1" draw:text-style-name="P1" svg:width="9.344cm" svg:height="2.699cm" svg:x="0.001cm" svg:y="-0.0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number-columns-repeated="4" table:style-name="ce53"/>
          <table:table-cell table:number-columns-repeated="1014"/>
        </table:table-row>
        <table:table-row table:style-name="ro3">
          <table:table-cell/>
          <table:table-cell table:style-name="ce17" table:number-columns-spanned="3" table:number-rows-spanned="1"/>
          <table:covered-table-cell table:number-columns-repeated="2" table:style-name="ce17"/>
          <table:table-cell table:style-name="ce15"/>
          <table:table-cell table:style-name="ce17" table:number-columns-spanned="5" table:number-rows-spanned="1"/>
          <table:covered-table-cell table:number-columns-repeated="4" table:style-name="ce17"/>
          <table:table-cell table:number-columns-repeated="1014"/>
        </table:table-row>
        <table:table-row table:style-name="ro3">
          <table:table-cell/>
          <table:table-cell table:style-name="ce17" table:number-columns-spanned="3" table:number-rows-spanned="1"/>
          <table:covered-table-cell table:number-columns-repeated="2" table:style-name="ce17"/>
          <table:table-cell table:style-name="ce15"/>
          <table:table-cell table:style-name="ce17" table:number-columns-spanned="5" table:number-rows-spanned="1"/>
          <table:covered-table-cell table:number-columns-repeated="4" table:style-name="ce17"/>
          <table:table-cell table:number-columns-repeated="1014"/>
        </table:table-row>
        <table:table-row table:style-name="ro11">
          <table:table-cell/>
          <table:table-cell table:style-name="ce18" table:number-columns-spanned="3" table:number-rows-spanned="1"/>
          <table:covered-table-cell table:number-columns-repeated="2" table:style-name="ce18"/>
          <table:table-cell table:style-name="ce40"/>
          <table:table-cell table:style-name="ce54" table:number-columns-spanned="5" table:number-rows-spanned="1"/>
          <table:covered-table-cell table:number-columns-repeated="4" table:style-name="ce54"/>
          <table:table-cell table:number-columns-repeated="1014"/>
        </table:table-row>
        <table:table-row table:style-name="ro11">
          <table:table-cell/>
          <table:table-cell table:style-name="ce18" table:number-columns-spanned="3" table:number-rows-spanned="1"/>
          <table:covered-table-cell table:number-columns-repeated="2" table:style-name="ce18"/>
          <table:table-cell table:style-name="ce40"/>
          <table:table-cell table:style-name="ce54" table:number-columns-spanned="5" table:number-rows-spanned="1"/>
          <table:covered-table-cell table:number-columns-repeated="4" table:style-name="ce54"/>
          <table:table-cell table:number-columns-repeated="1014"/>
        </table:table-row>
        <table:table-row table:style-name="ro11">
          <table:table-cell/>
          <table:table-cell table:style-name="ce18" table:number-columns-spanned="3" table:number-rows-spanned="1"/>
          <table:covered-table-cell table:number-columns-repeated="2" table:style-name="ce18"/>
          <table:table-cell table:style-name="ce40"/>
          <table:table-cell table:style-name="ce54" table:number-columns-spanned="5" table:number-rows-spanned="1"/>
          <table:covered-table-cell table:number-columns-repeated="4" table:style-name="ce54"/>
          <table:table-cell table:number-columns-repeated="1014"/>
        </table:table-row>
        <table:table-row table:style-name="ro12">
          <table:table-cell/>
          <table:table-cell table:style-name="ce1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>
            <text:p><text:span text:style-name="T2"><text:a xlink:href="http://www.jesusferrer.es/" xlink:type="simple">www.jesusferrer.es</text:a></text:span></text:p>
          </table:table-cell>
          <table:table-cell table:number-columns-repeated="1022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Hoja1.$A$1" table:cell-range-address="$Hoja1.$B$2:.$J$56" table:range-usable-as="print-range"/>
        </table:named-expressions>
      </table:table>
      <table:named-expressions>
        <table:named-expression table:name="SHARED_FORMULA_8_15_8_15_0" table:base-cell-address="$Hoja1.$I$16" table:expression="IF([.H16]&lt;&gt;&quot;&quot;;[.G16]-([.G16]*[.H16]);0)"/>
        <table:named-expression table:name="SHARED_FORMULA_9_17_9_17_0" table:base-cell-address="$Hoja1.$J$18" table:expression="IF([.I18]=0;[.F18]*[.G18];[.F18]*[.I1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text> </number:text>
      <number:fill-character> </number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1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1">
      <number:text> </number:text>
      <number:fill-character> </number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21P0"/>
      <style:map style:condition="value()&lt;0" style:apply-style-name="N121P1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P0" style:volatile="true">
      <number:day number:style="long"/>
      <number:text>-</number:text>
      <number:month number:style="long"/>
      <number:text>-</number:text>
      <number:year/>
    </number:date-style>
    <number:text-style style:name="N119">
      <number:text-content/>
      <style:map style:condition="value()&gt;=0" style:apply-style-name="N119P0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 number:language="ar">€</number:currency-symbol>
      <style:map style:condition="value()&gt;=0" style:apply-style-name="N120P0"/>
    </number:currency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21">
      <style:table-cell-properties fo:padding="0.071cm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168cm" fo:margin-bottom="2.499cm" fo:margin-left="0.787cm" fo:margin-right="0.66cm" style:first-page-number="continue" style:scale-to-X="1" style:scale-to-Y="1" style:writing-mode="lr-tb"/>
      <style:header-style>
        <style:header-footer-properties fo:min-height="0.75cm" fo:margin-left="1.113cm" fo:margin-right="1.24cm" fo:margin-bottom="0cm"/>
      </style:header-style>
      <style:footer-style>
        <style:header-footer-properties fo:min-height="0.75cm" fo:margin-left="1.113cm" fo:margin-right="1.2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esupuesta</dc:title>
    <dc:description>Plantilla para confeccionar un presupuesto comercial.</dc:description>
    <meta:initial-creator>www.jesusferrer.es</meta:initial-creator>
    <meta:creation-date>2007-07-14T22:25:02</meta:creation-date>
    <dc:creator>www.jesusferrer.es</dc:creator>
    <dc:date>2011-05-26T22:04:30</dc:date>
    <meta:print-date>2007-07-14T23:24:02</meta:print-date>
    <meta:document-statistic meta:table-count="1" meta:cell-count="81" meta:object-count="6"/>
    <meta:generator>LibreOffice/4.1.2.3$Linux_x86 LibreOffice_project/410m0$Build-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